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3c0c" officeooo:paragraph-rsid="001f3c0c"/>
    </style:style>
    <style:style style:name="P2" style:family="paragraph" style:parent-style-name="Standard" style:list-style-name="L1">
      <style:text-properties officeooo:rsid="001f3c0c" officeooo:paragraph-rsid="001f3c0c"/>
    </style:style>
    <style:style style:name="P3" style:family="paragraph" style:parent-style-name="Standard" style:list-style-name="L2">
      <style:text-properties officeooo:rsid="001f3c0c" officeooo:paragraph-rsid="001f3c0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ope:</text:p>
      <text:list xml:id="list8486986993406876985" text:style-name="L1">
        <text:list-item>
          <text:p text:style-name="P2">The choice of hardware is not within the scope of this research. This project is not confined to any specific hardware implementation but to explore the possibility of high quality entiremenment using current Wifi</text:p>
        </text:list-item>
        <text:list-item>
          <text:p text:style-name="P2">The choice of Wifi band would be limited to 2.4 &amp; 5.1 GHz</text:p>
        </text:list-item>
      </text:list>
      <text:p text:style-name="P1"/>
      <text:p text:style-name="P1">There are a couple of topics which is out of the scope of this research:</text:p>
      <text:list xml:id="list792717869146423242" text:style-name="L2">
        <text:list-item>
          <text:p text:style-name="P3">The choice of hardware will not be intentially specified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9T08:57:45.033808412</meta:creation-date>
    <dc:date>2016-10-09T09:03:53.617286418</dc:date>
    <meta:editing-duration>PT6M9S</meta:editing-duration>
    <meta:editing-cycles>1</meta:editing-cycles>
    <meta:document-statistic meta:table-count="0" meta:image-count="0" meta:object-count="0" meta:page-count="1" meta:paragraph-count="5" meta:word-count="75" meta:character-count="408" meta:non-whitespace-character-count="340"/>
    <meta:generator>LibreOffice/5.1.4.2$Linux_X86_64 LibreOffice_project/10m0$Build-2</meta:generator>
  </office:meta>
</office:document-meta>
</file>